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1.9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0099"/>
    </style:style>
    <style:style style:name="ce2" style:family="table-cell" style:parent-style-name="Default">
      <style:table-cell-properties fo:background-color="#00cc00"/>
    </style:style>
    <style:style style:name="ce3" style:family="table-cell" style:parent-style-name="Default">
      <style:table-cell-properties fo:background-color="#0033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6600"/>
    </style:style>
    <style:style style:name="ce6" style:family="table-cell" style:parent-style-name="Default">
      <style:table-cell-properties fo:background-color="#000080"/>
    </style:style>
    <style:style style:name="ce7" style:family="table-cell" style:parent-style-name="Default" style:data-style-name="N41"/>
    <style:style style:name="ce8" style:family="table-cell" style:parent-style-name="Default" style:data-style-name="N41">
      <style:table-cell-properties fo:background-color="#000099"/>
    </style:style>
    <style:style style:name="ce9" style:family="table-cell" style:parent-style-name="Default" style:data-style-name="N41">
      <style:table-cell-properties fo:background-color="#00cc00"/>
    </style:style>
    <style:style style:name="ce10" style:family="table-cell" style:parent-style-name="Default" style:data-style-name="N41">
      <style:table-cell-properties fo:background-color="#003300"/>
    </style:style>
    <style:style style:name="ce11" style:family="table-cell" style:parent-style-name="Default" style:data-style-name="N41">
      <style:table-cell-properties fo:background-color="transparent"/>
    </style:style>
    <style:style style:name="ce12" style:family="table-cell" style:parent-style-name="Default" style:data-style-name="N41">
      <style:table-cell-properties fo:background-color="#ff6600"/>
    </style:style>
    <style:style style:name="ce13" style:family="table-cell" style:parent-style-name="Default" style:data-style-name="N41">
      <style:table-cell-properties fo:background-color="#00008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7"/>
        <table:table-column table:style-name="co1" table:number-columns-repeated="1022" table:default-cell-style-name="Default"/>
        <table:table-row table:style-name="ro1">
          <table:table-cell/>
          <table:table-cell office:value-type="string">
            <text:p>Creeps spawn</text:p>
          </table:table-cell>
          <table:table-cell office:value-type="string">
            <text:p>WAVES</text:p>
          </table:table-cell>
          <table:table-cell office:value-type="string">
            <text:p>DRAGON</text:p>
          </table:table-cell>
          <table:table-cell office:value-type="string">
            <text:p>LEVEL UP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00H00M00S">
            <text:p>00:00:00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00H00M15S">
            <text:p>00:00:15</text:p>
          </table:table-cell>
          <table:table-cell table:number-columns-repeated="1022"/>
        </table:table-row>
        <table:table-row table:style-name="ro2">
          <table:table-cell office:value-type="float" office:value="3">
            <text:p>3</text:p>
          </table:table-cell>
          <table:table-cell office:value-type="time" office:time-value="PT00H00M30S">
            <text:p>00:00:30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00H00M45S">
            <text:p>00:00:45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00H01M00S">
            <text:p>00:01:00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00H01M15S">
            <text:p>00:01:15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00H01M30S">
            <text:p>00:01:30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00H01M45S">
            <text:p>00:01:45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00H02M00S">
            <text:p>00:02:00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00H02M15S">
            <text:p>00:02:15</text:p>
          </table:table-cell>
          <table:table-cell table:number-columns-repeated="1022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8" office:value-type="time" office:time-value="PT00H02M30S">
            <text:p>00:02:30</text:p>
          </table:table-cell>
          <table:table-cell table:style-name="ce1" table:number-columns-repeated="2"/>
          <table:table-cell table:style-name="ce1" office:value-type="string">
            <text:p>LEVEL 2</text:p>
          </table:table-cell>
          <table:table-cell table:style-name="ce1"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00H02M45S">
            <text:p>00:02:45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00H03M00S">
            <text:p>00:03:00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00H03M15S">
            <text:p>00:03:15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00H03M30S">
            <text:p>00:03:30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00H03M45S">
            <text:p>00:03:45</text:p>
          </table:table-cell>
          <table:table-cell table:number-columns-repeated="1022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00H04M00S">
            <text:p>00:04:00</text:p>
          </table:table-cell>
          <table:table-cell office:value-type="string">
            <text:p>WAVE 1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00H04M15S">
            <text:p>00:04:15</text:p>
          </table:table-cell>
          <table:table-cell table:number-columns-repeated="1022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00H04M30S">
            <text:p>00:04:30</text:p>
          </table:table-cell>
          <table:table-cell table:number-columns-repeated="1022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00H04M45S">
            <text:p>00:04:45</text:p>
          </table:table-cell>
          <table:table-cell table:number-columns-repeated="1022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00H05M00S">
            <text:p>00:05:00</text:p>
          </table:table-cell>
          <table:table-cell table:number-columns-repeated="1022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00H05M15S">
            <text:p>00:05:15</text:p>
          </table:table-cell>
          <table:table-cell table:number-columns-repeated="1022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00H05M30S">
            <text:p>00:05:30</text:p>
          </table:table-cell>
          <table:table-cell table:number-columns-repeated="1022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00H05M45S">
            <text:p>00:05:45</text:p>
          </table:table-cell>
          <table:table-cell table:number-columns-repeated="1022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00H06M00S">
            <text:p>00:06:00</text:p>
          </table:table-cell>
          <table:table-cell table:number-columns-repeated="1022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00H06M15S">
            <text:p>00:06:15</text:p>
          </table:table-cell>
          <table:table-cell table:number-columns-repeated="1022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00H06M30S">
            <text:p>00:06:30</text:p>
          </table:table-cell>
          <table:table-cell table:number-columns-repeated="1022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00H06M45S">
            <text:p>00:06:45</text:p>
          </table:table-cell>
          <table:table-cell table:number-columns-repeated="1022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9" office:value-type="time" office:time-value="PT00H07M00S">
            <text:p>00:07:00</text:p>
          </table:table-cell>
          <table:table-cell table:style-name="ce2"/>
          <table:table-cell table:style-name="ce2" office:value-type="string">
            <text:p>DRAGON 1</text:p>
          </table:table-cell>
          <table:table-cell table:style-name="ce2" table:number-columns-repeated="1020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00H07M15S">
            <text:p>00:07:15</text:p>
          </table:table-cell>
          <table:table-cell table:number-columns-repeated="1022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00H07M30S">
            <text:p>00:07:30</text:p>
          </table:table-cell>
          <table:table-cell table:number-columns-repeated="1022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00H07M45S">
            <text:p>00:07:45</text:p>
          </table:table-cell>
          <table:table-cell table:number-columns-repeated="1022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00H08M00S">
            <text:p>00:08:00</text:p>
          </table:table-cell>
          <table:table-cell office:value-type="string">
            <text:p>WAVE 2</text:p>
          </table:table-cell>
          <table:table-cell table:number-columns-repeated="1021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00H08M15S">
            <text:p>00:08:15</text:p>
          </table:table-cell>
          <table:table-cell table:number-columns-repeated="1022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00H08M30S">
            <text:p>00:08:30</text:p>
          </table:table-cell>
          <table:table-cell table:number-columns-repeated="1022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00H08M45S">
            <text:p>00:08:45</text:p>
          </table:table-cell>
          <table:table-cell table:number-columns-repeated="1022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00H09M00S">
            <text:p>00:09:00</text:p>
          </table:table-cell>
          <table:table-cell table:number-columns-repeated="1022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00H09M15S">
            <text:p>00:09:15</text:p>
          </table:table-cell>
          <table:table-cell table:number-columns-repeated="1022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10" office:value-type="time" office:time-value="PT00H09M30S">
            <text:p>00:09:3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1020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00H09M45S">
            <text:p>00:09:45</text:p>
          </table:table-cell>
          <table:table-cell table:number-columns-repeated="1022"/>
        </table:table-row>
        <table:table-row table:style-name="ro1">
          <table:table-cell table:style-name="ce4" office:value-type="float" office:value="41">
            <text:p>41</text:p>
          </table:table-cell>
          <table:table-cell table:style-name="ce11" office:value-type="time" office:time-value="PT00H10M00S">
            <text:p>00:10:00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00H10M15S">
            <text:p>00:10:15</text:p>
          </table:table-cell>
          <table:table-cell table:number-columns-repeated="1022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00H10M30S">
            <text:p>00:10:30</text:p>
          </table:table-cell>
          <table:table-cell table:number-columns-repeated="1022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00H10M45S">
            <text:p>00:10:45</text:p>
          </table:table-cell>
          <table:table-cell table:number-columns-repeated="1022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8" office:value-type="time" office:time-value="PT00H11M00S">
            <text:p>00:11:00</text:p>
          </table:table-cell>
          <table:table-cell table:style-name="ce1" table:number-columns-repeated="2"/>
          <table:table-cell table:style-name="ce1" office:value-type="string">
            <text:p>LEVEL 3</text:p>
          </table:table-cell>
          <table:table-cell table:style-name="ce1" table:number-columns-repeated="1019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00H11M15S">
            <text:p>00:11:15</text:p>
          </table:table-cell>
          <table:table-cell table:number-columns-repeated="1022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00H11M30S">
            <text:p>00:11:30</text:p>
          </table:table-cell>
          <table:table-cell table:number-columns-repeated="1022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00H11M45S">
            <text:p>00:11:45</text:p>
          </table:table-cell>
          <table:table-cell table:number-columns-repeated="1022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00H12M00S">
            <text:p>00:12:00</text:p>
          </table:table-cell>
          <table:table-cell office:value-type="string">
            <text:p>WAVE 3</text:p>
          </table:table-cell>
          <table:table-cell table:number-columns-repeated="1021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00H12M15S">
            <text:p>00:12:15</text:p>
          </table:table-cell>
          <table:table-cell table:number-columns-repeated="1022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00H12M30S">
            <text:p>00:12:30</text:p>
          </table:table-cell>
          <table:table-cell table:number-columns-repeated="1022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00H12M45S">
            <text:p>00:12:4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53 ROSHAN</text:p>
          </table:table-cell>
          <table:table-cell table:style-name="ce12" office:value-type="time" office:time-value="PT00H13M00S">
            <text:p>00:13:00</text:p>
          </table:table-cell>
          <table:table-cell table:style-name="ce5" table:number-columns-repeated="1022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00H13M15S">
            <text:p>00:13:15</text:p>
          </table:table-cell>
          <table:table-cell table:number-columns-repeated="1022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00H13M30S">
            <text:p>00:13:30</text:p>
          </table:table-cell>
          <table:table-cell table:number-columns-repeated="1022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00H13M45S">
            <text:p>00:13:45</text:p>
          </table:table-cell>
          <table:table-cell table:number-columns-repeated="1022"/>
        </table:table-row>
        <table:table-row table:style-name="ro1">
          <table:table-cell table:style-name="ce2" office:value-type="float" office:value="57">
            <text:p>57</text:p>
          </table:table-cell>
          <table:table-cell table:style-name="ce9" office:value-type="time" office:time-value="PT00H14M00S">
            <text:p>00:14:00</text:p>
          </table:table-cell>
          <table:table-cell table:style-name="ce2"/>
          <table:table-cell table:style-name="ce2" office:value-type="string">
            <text:p>DRAGON 2</text:p>
          </table:table-cell>
          <table:table-cell table:style-name="ce2" table:number-columns-repeated="1020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00H14M15S">
            <text:p>00:14:15</text:p>
          </table:table-cell>
          <table:table-cell table:number-columns-repeated="1022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00H14M30S">
            <text:p>00:14:30</text:p>
          </table:table-cell>
          <table:table-cell table:number-columns-repeated="1022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00H14M45S">
            <text:p>00:14:45</text:p>
          </table:table-cell>
          <table:table-cell table:number-columns-repeated="1022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00H15M00S">
            <text:p>00:15:00</text:p>
          </table:table-cell>
          <table:table-cell table:number-columns-repeated="1022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00H15M15S">
            <text:p>00:15:15</text:p>
          </table:table-cell>
          <table:table-cell table:number-columns-repeated="1022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00H15M30S">
            <text:p>00:15:30</text:p>
          </table:table-cell>
          <table:table-cell table:number-columns-repeated="1022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00H15M45S">
            <text:p>00:15:45</text:p>
          </table:table-cell>
          <table:table-cell table:number-columns-repeated="1022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00H16M00S">
            <text:p>00:16:00</text:p>
          </table:table-cell>
          <table:table-cell office:value-type="string">
            <text:p>WAVE 5</text:p>
          </table:table-cell>
          <table:table-cell table:number-columns-repeated="1021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00H16M15S">
            <text:p>00:16:15</text:p>
          </table:table-cell>
          <table:table-cell table:number-columns-repeated="1022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00H16M30S">
            <text:p>00:16:30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00H16M45S">
            <text:p>00:16:45</text:p>
          </table:table-cell>
          <table:table-cell table:number-columns-repeated="1022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8" office:value-type="time" office:time-value="PT00H17M00S">
            <text:p>00:17:00</text:p>
          </table:table-cell>
          <table:table-cell table:style-name="ce1" table:number-columns-repeated="2"/>
          <table:table-cell table:style-name="ce1" office:value-type="string">
            <text:p>LEVEL 4</text:p>
          </table:table-cell>
          <table:table-cell table:style-name="ce1" table:number-columns-repeated="1019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00H17M15S">
            <text:p>00:17:15</text:p>
          </table:table-cell>
          <table:table-cell table:number-columns-repeated="1022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00H17M30S">
            <text:p>00:17:30</text:p>
          </table:table-cell>
          <table:table-cell table:number-columns-repeated="1022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00H17M45S">
            <text:p>00:17:45</text:p>
          </table:table-cell>
          <table:table-cell table:number-columns-repeated="1022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10" office:value-type="time" office:time-value="PT00H18M00S">
            <text:p>00:18:0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1020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00H18M15S">
            <text:p>00:18:15</text:p>
          </table:table-cell>
          <table:table-cell table:number-columns-repeated="1022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00H18M30S">
            <text:p>00:18:30</text:p>
          </table:table-cell>
          <table:table-cell table:number-columns-repeated="1022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00H18M45S">
            <text:p>00:18:45</text:p>
          </table:table-cell>
          <table:table-cell table:number-columns-repeated="1022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00H19M00S">
            <text:p>00:19:00</text:p>
          </table:table-cell>
          <table:table-cell table:number-columns-repeated="1022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00H19M15S">
            <text:p>00:19:15</text:p>
          </table:table-cell>
          <table:table-cell table:number-columns-repeated="1022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00H19M30S">
            <text:p>00:19:30</text:p>
          </table:table-cell>
          <table:table-cell table:number-columns-repeated="1022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00H19M45S">
            <text:p>00:19:45</text:p>
          </table:table-cell>
          <table:table-cell table:number-columns-repeated="1022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00H20M00S">
            <text:p>00:20:00</text:p>
          </table:table-cell>
          <table:table-cell office:value-type="string">
            <text:p>WAVE 6</text:p>
          </table:table-cell>
          <table:table-cell table:number-columns-repeated="1021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00H20M15S">
            <text:p>00:20:15</text:p>
          </table:table-cell>
          <table:table-cell table:number-columns-repeated="1022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00H20M30S">
            <text:p>00:20:30</text:p>
          </table:table-cell>
          <table:table-cell table:number-columns-repeated="1022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00H20M45S">
            <text:p>00:20:45</text:p>
          </table:table-cell>
          <table:table-cell table:number-columns-repeated="1022"/>
        </table:table-row>
        <table:table-row table:style-name="ro1">
          <table:table-cell table:style-name="ce2" office:value-type="float" office:value="85">
            <text:p>85</text:p>
          </table:table-cell>
          <table:table-cell table:style-name="ce9" office:value-type="time" office:time-value="PT00H21M00S">
            <text:p>00:21:00</text:p>
          </table:table-cell>
          <table:table-cell table:style-name="ce2"/>
          <table:table-cell table:style-name="ce2" office:value-type="string">
            <text:p>DRAGON 3</text:p>
          </table:table-cell>
          <table:table-cell table:style-name="ce2" table:number-columns-repeated="1020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00H21M15S">
            <text:p>00:21:15</text:p>
          </table:table-cell>
          <table:table-cell table:number-columns-repeated="1022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00H21M30S">
            <text:p>00:21:30</text:p>
          </table:table-cell>
          <table:table-cell table:number-columns-repeated="1022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00H21M45S">
            <text:p>00:21:45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ARENA 89</text:p>
          </table:table-cell>
          <table:table-cell table:style-name="ce12" office:value-type="time" office:time-value="PT00H22M00S">
            <text:p>00:22:00</text:p>
          </table:table-cell>
          <table:table-cell table:style-name="ce5" table:number-columns-repeated="1022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00H22M15S">
            <text:p>00:22:15</text:p>
          </table:table-cell>
          <table:table-cell table:number-columns-repeated="1022"/>
        </table:table-row>
        <table:table-row table:style-name="ro1">
          <table:table-cell table:style-name="ce4" office:value-type="float" office:value="91">
            <text:p>91</text:p>
          </table:table-cell>
          <table:table-cell table:style-name="ce11" office:value-type="time" office:time-value="PT00H22M30S">
            <text:p>00:22:30</text:p>
          </table:table-cell>
          <table:table-cell table:style-name="ce4" table:number-columns-repeated="2"/>
          <table:table-cell/>
          <table:table-cell table:style-name="ce4" table:number-columns-repeated="1019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00H22M45S">
            <text:p>00:22:45</text:p>
          </table:table-cell>
          <table:table-cell table:number-columns-repeated="1022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00H23M00S">
            <text:p>00:23:00</text:p>
          </table:table-cell>
          <table:table-cell table:number-columns-repeated="1022"/>
        </table:table-row>
        <table:table-row table:style-name="ro1">
          <table:table-cell table:style-name="ce6" office:value-type="float" office:value="94">
            <text:p>94</text:p>
          </table:table-cell>
          <table:table-cell table:style-name="ce13" office:value-type="time" office:time-value="PT00H23M15S">
            <text:p>00:23:15</text:p>
          </table:table-cell>
          <table:table-cell table:style-name="ce6"/>
          <table:table-cell table:style-name="ce6" office:value-type="string">
            <text:p>LEVEL 5</text:p>
          </table:table-cell>
          <table:table-cell table:style-name="ce6" table:number-columns-repeated="1020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00H23M30S">
            <text:p>00:23:30</text:p>
          </table:table-cell>
          <table:table-cell table:number-columns-repeated="1022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00H23M45S">
            <text:p>00:23:45</text:p>
          </table:table-cell>
          <table:table-cell table:number-columns-repeated="1022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00H24M00S">
            <text:p>00:24:00</text:p>
          </table:table-cell>
          <table:table-cell office:value-type="string">
            <text:p>WAVE 7</text:p>
          </table:table-cell>
          <table:table-cell table:number-columns-repeated="1021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00H24M15S">
            <text:p>00:24:15</text:p>
          </table:table-cell>
          <table:table-cell table:number-columns-repeated="1022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00H24M30S">
            <text:p>00:24:30</text:p>
          </table:table-cell>
          <table:table-cell table:number-columns-repeated="1022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00H24M45S">
            <text:p>00:24:45</text:p>
          </table:table-cell>
          <table:table-cell table:number-columns-repeated="1022"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10" office:value-type="time" office:time-value="PT00H25M00S">
            <text:p>00:25:0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1020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00H25M15S">
            <text:p>00:25:15</text:p>
          </table:table-cell>
          <table:table-cell table:number-columns-repeated="1022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00H25M30S">
            <text:p>00:25:30</text:p>
          </table:table-cell>
          <table:table-cell table:number-columns-repeated="1022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00H25M45S">
            <text:p>00:25:45</text:p>
          </table:table-cell>
          <table:table-cell table:number-columns-repeated="1022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00H26M00S">
            <text:p>00:26:00</text:p>
          </table:table-cell>
          <table:table-cell table:number-columns-repeated="1022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00H26M15S">
            <text:p>00:26:15</text:p>
          </table:table-cell>
          <table:table-cell table:number-columns-repeated="1022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00H26M30S">
            <text:p>00:26:30</text:p>
          </table:table-cell>
          <table:table-cell table:number-columns-repeated="1022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00H26M45S">
            <text:p>00:26:45</text:p>
          </table:table-cell>
          <table:table-cell table:number-columns-repeated="1022"/>
        </table:table-row>
        <table:table-row table:style-name="ro1">
          <table:table-cell table:style-name="ce2" office:value-type="float" office:value="109">
            <text:p>109</text:p>
          </table:table-cell>
          <table:table-cell table:style-name="ce9" office:value-type="time" office:time-value="PT00H27M00S">
            <text:p>00:27:00</text:p>
          </table:table-cell>
          <table:table-cell table:style-name="ce2"/>
          <table:table-cell table:style-name="ce2" office:value-type="string">
            <text:p>DRAGON 4</text:p>
          </table:table-cell>
          <table:table-cell table:style-name="ce2" table:number-columns-repeated="1020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00H27M15S">
            <text:p>00:27:15</text:p>
          </table:table-cell>
          <table:table-cell table:number-columns-repeated="1022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00H27M30S">
            <text:p>00:27:30</text:p>
          </table:table-cell>
          <table:table-cell table:number-columns-repeated="1022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00H27M45S">
            <text:p>00:27:45</text:p>
          </table:table-cell>
          <table:table-cell table:number-columns-repeated="1022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00H28M00S">
            <text:p>00:28:00</text:p>
          </table:table-cell>
          <table:table-cell office:value-type="string">
            <text:p>WAVE 8</text:p>
          </table:table-cell>
          <table:table-cell table:number-columns-repeated="1021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00H28M15S">
            <text:p>00:28:15</text:p>
          </table:table-cell>
          <table:table-cell table:number-columns-repeated="1022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00H28M30S">
            <text:p>00:28:30</text:p>
          </table:table-cell>
          <table:table-cell table:number-columns-repeated="1022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00H28M45S">
            <text:p>00:28:45</text:p>
          </table:table-cell>
          <table:table-cell table:number-columns-repeated="1022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00H29M00S">
            <text:p>00:29:00</text:p>
          </table:table-cell>
          <table:table-cell table:number-columns-repeated="1022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00H29M15S">
            <text:p>00:29:15</text:p>
          </table:table-cell>
          <table:table-cell table:number-columns-repeated="1022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00H29M30S">
            <text:p>00:29:30</text:p>
          </table:table-cell>
          <table:table-cell table:number-columns-repeated="1022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00H29M45S">
            <text:p>00:29:45</text:p>
          </table:table-cell>
          <table:table-cell table:number-columns-repeated="1022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10" office:value-type="time" office:time-value="PT00H30M00S">
            <text:p>00:30:00</text:p>
          </table:table-cell>
          <table:table-cell table:style-name="ce3"/>
          <table:table-cell table:style-name="ce3" office:value-type="string">
            <text:p>Special Dragon</text:p>
          </table:table-cell>
          <table:table-cell table:style-name="ce3" table:number-columns-repeated="1020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00H30M15S">
            <text:p>00:30:15</text:p>
          </table:table-cell>
          <table:table-cell table:number-columns-repeated="1022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00H30M30S">
            <text:p>00:30:30</text:p>
          </table:table-cell>
          <table:table-cell table:number-columns-repeated="1022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00H30M45S">
            <text:p>00:30:45</text:p>
          </table:table-cell>
          <table:table-cell table:number-columns-repeated="1022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00H31M00S">
            <text:p>00:31:00</text:p>
          </table:table-cell>
          <table:table-cell table:number-columns-repeated="1022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00H31M15S">
            <text:p>00:31:15</text:p>
          </table:table-cell>
          <table:table-cell table:number-columns-repeated="1022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00H31M30S">
            <text:p>00:31:30</text:p>
          </table:table-cell>
          <table:table-cell table:number-columns-repeated="1022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00H31M45S">
            <text:p>00:31:45</text:p>
          </table:table-cell>
          <table:table-cell table:number-columns-repeated="1022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00H32M00S">
            <text:p>00:32:00</text:p>
          </table:table-cell>
          <table:table-cell office:value-type="string">
            <text:p>WAVE 9</text:p>
          </table:table-cell>
          <table:table-cell table:number-columns-repeated="1021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00H32M15S">
            <text:p>00:32:15</text:p>
          </table:table-cell>
          <table:table-cell table:number-columns-repeated="1022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00H32M30S">
            <text:p>00:32:30</text:p>
          </table:table-cell>
          <table:table-cell table:number-columns-repeated="1022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00H32M45S">
            <text:p>00:32:45</text:p>
          </table:table-cell>
          <table:table-cell table:number-columns-repeated="1022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00H33M00S">
            <text:p>00:33:00</text:p>
          </table:table-cell>
          <table:table-cell table:number-columns-repeated="1022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00H33M15S">
            <text:p>00:33:15</text:p>
          </table:table-cell>
          <table:table-cell table:number-columns-repeated="1022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00H33M30S">
            <text:p>00:33:30</text:p>
          </table:table-cell>
          <table:table-cell table:number-columns-repeated="1022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00H33M45S">
            <text:p>00:33:45</text:p>
          </table:table-cell>
          <table:table-cell table:number-columns-repeated="1022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00H34M00S">
            <text:p>00:34:00</text:p>
          </table:table-cell>
          <table:table-cell table:number-columns-repeated="1022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00H34M15S">
            <text:p>00:34:15</text:p>
          </table:table-cell>
          <table:table-cell table:number-columns-repeated="1022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00H34M30S">
            <text:p>00:34:30</text:p>
          </table:table-cell>
          <table:table-cell table:number-columns-repeated="1022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00H34M45S">
            <text:p>00:34:45</text:p>
          </table:table-cell>
          <table:table-cell table:number-columns-repeated="1022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00H35M00S">
            <text:p>00:35:00</text:p>
          </table:table-cell>
          <table:table-cell table:number-columns-repeated="1022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00H35M15S">
            <text:p>00:35:15</text:p>
          </table:table-cell>
          <table:table-cell table:number-columns-repeated="1022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00H35M30S">
            <text:p>00:35:30</text:p>
          </table:table-cell>
          <table:table-cell table:number-columns-repeated="1022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00H35M45S">
            <text:p>00:35:45</text:p>
          </table:table-cell>
          <table:table-cell table:number-columns-repeated="1022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00H36M00S">
            <text:p>00:36:00</text:p>
          </table:table-cell>
          <table:table-cell office:value-type="string">
            <text:p>WAVE 10</text:p>
          </table:table-cell>
          <table:table-cell table:number-columns-repeated="1021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00H36M15S">
            <text:p>00:36:15</text:p>
          </table:table-cell>
          <table:table-cell table:number-columns-repeated="1022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00H36M30S">
            <text:p>00:36:30</text:p>
          </table:table-cell>
          <table:table-cell table:number-columns-repeated="1022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00H36M45S">
            <text:p>00:36:45</text:p>
          </table:table-cell>
          <table:table-cell table:number-columns-repeated="1022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00H37M00S">
            <text:p>00:37:00</text:p>
          </table:table-cell>
          <table:table-cell table:number-columns-repeated="1022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00H37M15S">
            <text:p>00:37:15</text:p>
          </table:table-cell>
          <table:table-cell table:number-columns-repeated="1022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00H37M30S">
            <text:p>00:37:30</text:p>
          </table:table-cell>
          <table:table-cell table:number-columns-repeated="1022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00H37M45S">
            <text:p>00:37:45</text:p>
          </table:table-cell>
          <table:table-cell table:number-columns-repeated="1022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00H38M00S">
            <text:p>00:38:00</text:p>
          </table:table-cell>
          <table:table-cell table:number-columns-repeated="1022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00H38M15S">
            <text:p>00:38:15</text:p>
          </table:table-cell>
          <table:table-cell table:number-columns-repeated="1022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00H38M30S">
            <text:p>00:38:30</text:p>
          </table:table-cell>
          <table:table-cell table:number-columns-repeated="1022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00H38M45S">
            <text:p>00:38:45</text:p>
          </table:table-cell>
          <table:table-cell table:number-columns-repeated="1022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00H39M00S">
            <text:p>00:39:00</text:p>
          </table:table-cell>
          <table:table-cell table:number-columns-repeated="1022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00H39M15S">
            <text:p>00:39:15</text:p>
          </table:table-cell>
          <table:table-cell table:number-columns-repeated="1022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00H39M30S">
            <text:p>00:39:30</text:p>
          </table:table-cell>
          <table:table-cell table:number-columns-repeated="1022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00H39M45S">
            <text:p>00:39:45</text:p>
          </table:table-cell>
          <table:table-cell table:number-columns-repeated="1022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00H40M00S">
            <text:p>00:40:00</text:p>
          </table:table-cell>
          <table:table-cell office:value-type="string">
            <text:p>WAVE 11</text:p>
          </table:table-cell>
          <table:table-cell table:number-columns-repeated="1021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00H40M15S">
            <text:p>00:40:15</text:p>
          </table:table-cell>
          <table:table-cell table:number-columns-repeated="1022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00H40M30S">
            <text:p>00:40:30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00H40M45S">
            <text:p>00:40:45</text:p>
          </table:table-cell>
          <table:table-cell table:number-columns-repeated="1022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00H41M00S">
            <text:p>00:41:00</text:p>
          </table:table-cell>
          <table:table-cell table:number-columns-repeated="1022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00H41M15S">
            <text:p>00:41:15</text:p>
          </table:table-cell>
          <table:table-cell table:number-columns-repeated="1022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00H41M30S">
            <text:p>00:41:30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00H41M45S">
            <text:p>00:41:45</text:p>
          </table:table-cell>
          <table:table-cell table:number-columns-repeated="1022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00H42M00S">
            <text:p>00:42:00</text:p>
          </table:table-cell>
          <table:table-cell table:number-columns-repeated="1022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00H42M15S">
            <text:p>00:42:15</text:p>
          </table:table-cell>
          <table:table-cell table:number-columns-repeated="1022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00H42M30S">
            <text:p>00:42:30</text:p>
          </table:table-cell>
          <table:table-cell table:number-columns-repeated="1022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00H42M45S">
            <text:p>00:42:45</text:p>
          </table:table-cell>
          <table:table-cell table:number-columns-repeated="1022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00H43M00S">
            <text:p>00:43:00</text:p>
          </table:table-cell>
          <table:table-cell table:number-columns-repeated="1022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00H43M15S">
            <text:p>00:43:15</text:p>
          </table:table-cell>
          <table:table-cell table:number-columns-repeated="1022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00H43M30S">
            <text:p>00:43:30</text:p>
          </table:table-cell>
          <table:table-cell table:number-columns-repeated="1022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00H43M45S">
            <text:p>00:43:45</text:p>
          </table:table-cell>
          <table:table-cell table:number-columns-repeated="1022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00H44M00S">
            <text:p>00:44:00</text:p>
          </table:table-cell>
          <table:table-cell office:value-type="string">
            <text:p>WAVE 12</text:p>
          </table:table-cell>
          <table:table-cell table:number-columns-repeated="1021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00H44M15S">
            <text:p>00:44:15</text:p>
          </table:table-cell>
          <table:table-cell table:number-columns-repeated="1022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00H44M30S">
            <text:p>00:44:30</text:p>
          </table:table-cell>
          <table:table-cell table:number-columns-repeated="1022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00H44M45S">
            <text:p>00:44:45</text:p>
          </table:table-cell>
          <table:table-cell table:number-columns-repeated="1022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00H45M00S">
            <text:p>00:45:00</text:p>
          </table:table-cell>
          <table:table-cell table:number-columns-repeated="1022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00H45M15S">
            <text:p>00:45:15</text:p>
          </table:table-cell>
          <table:table-cell table:number-columns-repeated="1022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00H45M30S">
            <text:p>00:45:30</text:p>
          </table:table-cell>
          <table:table-cell table:number-columns-repeated="1022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00H45M45S">
            <text:p>00:45:45</text:p>
          </table:table-cell>
          <table:table-cell table:number-columns-repeated="1022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00H46M00S">
            <text:p>00:46:00</text:p>
          </table:table-cell>
          <table:table-cell table:number-columns-repeated="1022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00H46M15S">
            <text:p>00:46:15</text:p>
          </table:table-cell>
          <table:table-cell table:number-columns-repeated="1022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00H46M30S">
            <text:p>00:46:30</text:p>
          </table:table-cell>
          <table:table-cell table:number-columns-repeated="1022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00H46M45S">
            <text:p>00:46:45</text:p>
          </table:table-cell>
          <table:table-cell table:number-columns-repeated="1022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00H47M00S">
            <text:p>00:47:00</text:p>
          </table:table-cell>
          <table:table-cell table:number-columns-repeated="1022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00H47M15S">
            <text:p>00:47:15</text:p>
          </table:table-cell>
          <table:table-cell table:number-columns-repeated="1022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00H47M30S">
            <text:p>00:47:30</text:p>
          </table:table-cell>
          <table:table-cell table:number-columns-repeated="1022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00H47M45S">
            <text:p>00:47:45</text:p>
          </table:table-cell>
          <table:table-cell table:number-columns-repeated="1022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00H48M00S">
            <text:p>00:48:00</text:p>
          </table:table-cell>
          <table:table-cell table:number-columns-repeated="1022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00H48M15S">
            <text:p>00:48:15</text:p>
          </table:table-cell>
          <table:table-cell table:number-columns-repeated="1022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00H48M30S">
            <text:p>00:48:30</text:p>
          </table:table-cell>
          <table:table-cell table:number-columns-repeated="1022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00H48M45S">
            <text:p>00:48:45</text:p>
          </table:table-cell>
          <table:table-cell table:number-columns-repeated="1022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00H49M00S">
            <text:p>00:49:00</text:p>
          </table:table-cell>
          <table:table-cell table:number-columns-repeated="1022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00H49M15S">
            <text:p>00:49:15</text:p>
          </table:table-cell>
          <table:table-cell table:number-columns-repeated="1022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00H49M30S">
            <text:p>00:49:30</text:p>
          </table:table-cell>
          <table:table-cell table:number-columns-repeated="1022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00H49M45S">
            <text:p>00:49:45</text:p>
          </table:table-cell>
          <table:table-cell table:number-columns-repeated="1022"/>
        </table:table-row>
        <table:table-row table:style-name="ro1">
          <table:table-cell office:value-type="float" office:value="201">
            <text:p>201</text:p>
          </table:table-cell>
          <table:table-cell office:value-type="time" office:time-value="PT00H50M00S">
            <text:p>00:50:00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.11.2015</text:date>, <text:time>18:3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8M54S</meta:editing-duration>
    <meta:editing-cycles>5</meta:editing-cycles>
    <meta:generator>OpenOffice.org/3.4.1$Win32 OpenOffice.org_project/341m1$Build-9593</meta:generator>
    <dc:date>2015-11-27T18:38:30.79</dc:date>
    <meta:document-statistic meta:table-count="3" meta:cell-count="429" meta:object-count="0"/>
    <meta:user-defined meta:name="Info 1"/>
    <meta:user-defined meta:name="Info 2"/>
    <meta:user-defined meta:name="Info 3"/>
    <meta:user-defined meta:name="Info 4"/>
  </office:meta>
</office:document-meta>
</file>